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3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Heading_20_3">
      <style:paragraph-properties fo:margin-left="0cm" fo:margin-right="0cm" fo:margin-top="0cm" fo:margin-bottom="0.499cm" style:contextual-spacing="false" fo:text-indent="0cm" style:auto-text-indent="false"/>
      <style:text-properties style:font-name="Times New Roman" officeooo:paragraph-rsid="0081e94a"/>
    </style:style>
    <style:style style:name="P9" style:family="paragraph" style:parent-style-name="Standard" style:master-page-name="First_20_Page">
      <style:paragraph-properties style:page-number="auto"/>
      <style:text-properties style:font-name="Times New Roman" officeooo:paragraph-rsid="0077fdf3"/>
    </style:style>
    <style:style style:name="P10" style:family="paragraph" style:parent-style-name="Text_20_body">
      <style:text-properties style:font-name="Times New Roman" officeooo:paragraph-rsid="0081e94a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8" text:outline-level="3">По горизонтали:</text:h>
      <text:p text:style-name="P10">5 - Это высшее воинское звание присвоено Сталину 27 июня 1945 года.6 - Это требование о безоговорочной капитуляции было выдвинуто немецкому командованию 1 мая 1945.7 - Этот французский генерал присутствовал 7 мая на подписании акта о безоговорочной капитуляции Германии в качестве свидетеля.8 - Его не подписал Советский Союз с Германией даже после Акта о безоговорочной капитуляции.10 - Этот генерал присутствовал 7 мая на подписании акта о безоговорочной капитуляции Германии от имени союзных экспедиционных сил.13 - Верховный главнокомандующий СССР во время Великой Отечественной войны.14 - Только на такое окончание войны был согласен Сталин.16 - Это орудие широко использовалось в ходе прорыва немецкой обороны.18 - Его Гитлер назначил своим преемником перед самоубийством.19 - Государственный орган Германии и одноимённое здание, которое штурмовали советские войска.</text:p>
      <text:h text:style-name="P8" text:outline-level="3"/>
      <text:h text:style-name="P8" text:outline-level="3">По вертикали:</text:h>
      <text:p text:style-name="P10">1 - Именно таким полком называют себя участники общественной акции, которая проводится в День Победы с 2012 года и становится всё более популярной.2 - Эти представители немецкой стороны были высланы на мост Бисмарк-штрассе ночью 2 мая.3 - Этот штурмовой флаг был водружён на здание Рейхстага в знак победы над фашистской Германией.4 - Этот советский полководец символизирует собой победу.7 - 9 мая на самолёт «Ли-2» с экипажем во главе с ним доставил в Москву акт о капитуляции нацистской Германии.9 - В этом французском городе был подписан акт о безоговорочной капитуляции Германии.11 - В этом государстве День Победы был официальным праздником до 1989 года, отмечается и в наше время.12 - Праздничный массированный фейерверк, торжественное государственное мероприятие.15 - В этом состоянии де-юре находился СССР с Германией до 1955 года.17 - Этот генерал-фельдмаршал подписал акт о безоговорочной капитуляции 8 (9) мая 1945 год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11:18:03.758449838</meta:creation-date>
    <dc:title>Default</dc:title>
    <meta:editing-cycles>2</meta:editing-cycles>
    <meta:editing-duration>PT39M40S</meta:editing-duration>
    <meta:generator>LibreOffice/7.6.7.2$Linux_X86_64 LibreOffice_project/60$Build-2</meta:generator>
    <dc:date>2026-05-06T11:57:44.110951848</dc:date>
    <meta:document-statistic meta:table-count="1" meta:image-count="0" meta:object-count="0" meta:page-count="1" meta:paragraph-count="14" meta:word-count="287" meta:character-count="1917" meta:non-whitespace-character-count="1644"/>
  </office:meta>
</office:document-meta>
</file>